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2e0ae"/>
    </style:style>
    <style:style style:name="gr1" style:family="graphic" style:parent-style-name="standard">
      <style:graphic-properties draw:stroke="none" draw:fill-color="#c06616" draw:textarea-horizontal-align="justify" draw:textarea-vertical-align="middle" draw:auto-grow-height="false" fo:min-height="0.305cm" fo:min-width="0.387cm"/>
    </style:style>
    <style:style style:name="gr2" style:family="graphic" style:parent-style-name="standard">
      <style:graphic-properties draw:stroke="none" draw:fill-color="#00b274" draw:textarea-horizontal-align="justify" draw:textarea-vertical-align="middle" draw:auto-grow-height="false" fo:min-height="1.526cm" fo:min-width="1.798cm"/>
    </style:style>
    <style:style style:name="gr3" style:family="graphic" style:parent-style-name="standard">
      <style:graphic-properties draw:stroke="none" draw:fill-color="#add58a" draw:textarea-horizontal-align="justify" draw:textarea-vertical-align="middle" draw:auto-grow-height="false" fo:min-height="0.378cm" fo:min-width="0.65cm"/>
    </style:style>
    <style:style style:name="P1" style:family="paragraph">
      <loext:graphic-properties draw:fill-color="#c06616"/>
      <style:paragraph-properties fo:text-align="center"/>
    </style:style>
    <style:style style:name="P2" style:family="paragraph">
      <loext:graphic-properties draw:fill-color="#00b274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886cm" svg:height="0.886cm" svg:x="2.881cm" svg:y="2.7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248cm" svg:height="2.51cm" svg:x="1.7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624cm" svg:height="0.886cm" svg:x="1.995cm" svg:y="0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886cm" svg:height="0.886cm" svg:x="6.381cm" svg:y="3.2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248cm" svg:height="2.51cm" svg:x="5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624cm" svg:height="0.886cm" svg:x="5.495cm" svg:y="1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886cm" svg:height="0.886cm" svg:x="2.181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248cm" svg:height="2.51cm" svg:x="1cm" svg:y="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624cm" svg:height="0.886cm" svg:x="1.295cm" svg:y="3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886cm" svg:height="0.886cm" svg:x="4.081cm" svg:y="6.9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248cm" svg:height="2.51cm" svg:x="2.9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624cm" svg:height="0.886cm" svg:x="3.195cm" svg:y="4.9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886cm" svg:height="0.886cm" svg:x="6.633cm" svg:y="6.1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2" draw:layer="layout" svg:width="3.248cm" svg:height="2.51cm" svg:x="5.452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624cm" svg:height="0.886cm" svg:x="5.747cm" svg:y="4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9:12:01.766000000</dc:date>
    <meta:editing-duration>PT27M3S</meta:editing-duration>
    <meta:editing-cycles>9</meta:editing-cycles>
    <meta:generator>LibreOffice/5.4.5.1$Windows_X86_64 LibreOffice_project/79c9829dd5d8054ec39a82dc51cd9eff340dbee8</meta:generator>
    <meta:document-statistic meta:object-count="20"/>
  </office:meta>
</office:document-meta>
</file>